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4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5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5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5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6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6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6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6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6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7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7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7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7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7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8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8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8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8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8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9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9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3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9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5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9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7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9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0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1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10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3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10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5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10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7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10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9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11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1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1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1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1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15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11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17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11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19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12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2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2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23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12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25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12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27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12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2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3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3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3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3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3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3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3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3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4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4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5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5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5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5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5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6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6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6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6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6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7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7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3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17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7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7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9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18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8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8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5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18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8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9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1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19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9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9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9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0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0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0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0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0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0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0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0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0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0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1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1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1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1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1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1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1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1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1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1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2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2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2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2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2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25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22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2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2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2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3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31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23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3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3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3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3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37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23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3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4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4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4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43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24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4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4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4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4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49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25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5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5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5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5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5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5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57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25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5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6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6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6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6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6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6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6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6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6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6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7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7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7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7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7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7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7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7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7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7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8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8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8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8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8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8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8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8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9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9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9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9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9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9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9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9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9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99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30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0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0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03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30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0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0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0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0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0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1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1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1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1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1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15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31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1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1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19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32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21" style:family="text">
      <style:text-properties fo:font-size="8.00pt" fo:font-weight="normal" fo:font-family="'Courier New'" style:font-family-asian="'Courier New'" style:font-family-complex="'Courier New'" fo:background-color="transparent" fo:color="#3f7f5f"/>
    </style:style>
    <style:style style:name="T32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23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32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2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2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2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2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29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33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3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3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3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3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3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3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3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4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4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4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4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4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4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4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4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4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49" style:family="text">
      <style:text-properties fo:font-size="8.00pt" fo:font-weight="normal" fo:font-family="'Courier New'" style:font-family-asian="'Courier New'" style:font-family-complex="'Courier New'" fo:background-color="transparent" fo:color="#3f7f5f"/>
    </style:style>
    <style:style style:name="T35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5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5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5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5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5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5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57" style:family="text">
      <style:text-properties fo:font-size="8.00pt" fo:font-weight="normal" fo:font-family="'Courier New'" style:font-family-asian="'Courier New'" style:font-family-complex="'Courier New'" fo:background-color="transparent" fo:color="#3f7f5f"/>
    </style:style>
    <style:style style:name="T35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6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6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6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6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6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6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6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6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6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7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7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7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7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7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7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7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77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37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7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8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81" style:family="text">
      <style:text-properties fo:font-size="8.00pt" fo:font-weight="bold" fo:font-family="'Courier New'" style:font-family-asian="'Courier New'" style:font-family-complex="'Courier New'" fo:background-color="#d4d4d4" fo:color="#0000c0" fo:font-style="italic"/>
    </style:style>
    <style:style style:name="T38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83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38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8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8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8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8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89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39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9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9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9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9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95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39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3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0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2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4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6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8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0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4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2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4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4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0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4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5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26" style:family="text">
      <style:text-properties fo:font-size="12.00pt" fo:font-weight="bold" fo:font-family="'Times New Roman'" style:font-family-asian="'Times New Roman'" style:font-family-complex="'Times New Roman'" fo:background-color="transparent" fo:color="#ff0000"/>
    </style:style>
    <style:style style:name="T427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28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2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30" style:family="text">
      <style:text-properties fo:font-size="12.00pt" fo:font-weight="bold" fo:font-family="'Times New Roman'" style:font-family-asian="'Times New Roman'" style:font-family-complex="'Times New Roman'" fo:background-color="transparent" fo:color="#ff0000"/>
    </style:style>
    <style:style style:name="T431" style:family="text">
      <style:text-properties fo:font-size="12.00pt" fo:font-weight="bold" fo:font-family="'Times New Roman'" style:font-family-asian="'Times New Roman'" style:font-family-complex="'Times New Roman'" fo:background-color="transparent" fo:color="#ff0000"/>
    </style:style>
    <style:style style:name="T432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33" style:family="text">
      <style:text-properties fo:font-size="12.00pt" fo:font-weight="bold" fo:font-family="'Times New Roman'" style:font-family-asian="'Times New Roman'" style:font-family-complex="'Times New Roman'" fo:background-color="transparent" fo:color="#ff0000"/>
    </style:style>
    <style:style style:name="T434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35" style:family="text">
      <style:text-properties fo:font-size="12.00pt" fo:font-weight="bold" fo:font-family="'Times New Roman'" style:font-family-asian="'Times New Roman'" style:font-family-complex="'Times New Roman'" fo:background-color="transparent" fo:color="#ff0000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/>
    </style:style>
  </office:automatic-styles>
  <office:body>
    <office:text>
      <text:p text:style-name="P1"><text:span text:style-name="T1">N584<text:s/></text:span><text:span text:style-name="T2">–</text:span><text:span text:style-name="T3"><text:s/>Projeto e Análise de Algoritmos</text:span></text:p>
      <text:p text:style-name="P1"><text:span text:style-name="T4">Prof. Napoleão Nepomuceno</text:span></text:p>
      <text:p text:style-name="P1"><text:span text:style-name="T5"/></text:p>
      <text:p text:style-name="P2"><text:span text:style-name="T6">Atividade Computacional XII</text:span></text:p>
      <text:p text:style-name="P3"><text:span text:style-name="T7"/></text:p>
      <text:p text:style-name="P3"><text:span text:style-name="T8">Exercício 1</text:span></text:p>
      <text:p text:style-name="P3"><text:span text:style-name="T9"/></text:p>
      <text:p text:style-name="P3"><text:span text:style-name="T10">Passo 1:</text:span><text:span text:style-name="T11"><text:s/>Implementar o seguinte código em Java ou equivalente em outra linguagem de programação.</text:span></text:p>
      <text:p text:style-name="P3"><text:span text:style-name="T12"/></text:p>
      <text:p text:style-name="P4"><text:span text:style-name="T13">import</text:span><text:span text:style-name="T14"><text:s/>java.util.Random;</text:span></text:p>
      <text:p text:style-name="P4"><text:span text:style-name="T15">public</text:span><text:span text:style-name="T16"><text:s/></text:span><text:span text:style-name="T17">class</text:span><text:span text:style-name="T18"><text:s/>Dinamico {</text:span></text:p>
      <text:p text:style-name="P4"><text:span text:style-name="T18"><text:tab/><text:tab/></text:span></text:p>
      <text:p text:style-name="P4"><text:span text:style-name="T18"><text:tab/></text:span><text:span text:style-name="T19">public</text:span><text:span text:style-name="T20"><text:s/></text:span><text:span text:style-name="T21">static</text:span><text:span text:style-name="T22"><text:s/></text:span><text:span text:style-name="T23">void</text:span><text:span text:style-name="T24"><text:s/>main(String[]<text:s/></text:span><text:span text:style-name="T25">args</text:span><text:span text:style-name="T26">) {</text:span></text:p>
      <text:p text:style-name="P4"><text:span text:style-name="T26"><text:tab/><text:tab/></text:span><text:span text:style-name="T27">int</text:span><text:span text:style-name="T28"><text:s/></text:span><text:span text:style-name="T29">n</text:span><text:span text:style-name="T30"><text:s/>= 10;</text:span></text:p>
      <text:p text:style-name="P4"><text:span text:style-name="T30"><text:tab/><text:tab/>Atividade[]<text:s/></text:span><text:span text:style-name="T31">atividades</text:span><text:span text:style-name="T32"><text:s/>=<text:s/></text:span><text:span text:style-name="T33">new</text:span><text:span text:style-name="T34"><text:s/>Atividade[</text:span><text:span text:style-name="T35">n</text:span><text:span text:style-name="T36">+2];</text:span></text:p>
      <text:p text:style-name="P4"><text:span text:style-name="T36"><text:tab/><text:tab/>Random<text:s/></text:span><text:span text:style-name="T37">random</text:span><text:span text:style-name="T38"><text:s/>=<text:s/></text:span><text:span text:style-name="T39">new</text:span><text:span text:style-name="T40"><text:s/>Random();</text:span></text:p>
      <text:p text:style-name="P4"><text:span text:style-name="T40"><text:tab/><text:tab/></text:span><text:span text:style-name="T41">int</text:span><text:span text:style-name="T42"><text:s/></text:span><text:span text:style-name="T43">s</text:span><text:span text:style-name="T44">;<text:s/></text:span><text:span text:style-name="T45">int</text:span><text:span text:style-name="T46"><text:s/></text:span><text:span text:style-name="T47">f</text:span><text:span text:style-name="T48"><text:s/>= 5;</text:span></text:p>
      <text:p text:style-name="P4"><text:span text:style-name="T48"><text:tab/><text:tab/></text:span><text:span text:style-name="T49">atividades</text:span><text:span text:style-name="T50">[0] =<text:s/></text:span><text:span text:style-name="T51">new</text:span><text:span text:style-name="T52"><text:s/>Atividade(0, 0);</text:span></text:p>
      <text:p text:style-name="P4"><text:span text:style-name="T52"><text:tab/><text:tab/></text:span><text:span text:style-name="T53">for</text:span><text:span text:style-name="T54"><text:s/>(</text:span><text:span text:style-name="T55">int</text:span><text:span text:style-name="T56"><text:s/></text:span><text:span text:style-name="T57">i</text:span><text:span text:style-name="T58"><text:s/>= 1;<text:s/></text:span><text:span text:style-name="T59">i</text:span><text:span text:style-name="T60"><text:s/>&lt;=<text:s/></text:span><text:span text:style-name="T61">n</text:span><text:span text:style-name="T62">;<text:s/></text:span><text:span text:style-name="T63">i</text:span><text:span text:style-name="T64">++) {</text:span></text:p>
      <text:p text:style-name="P4"><text:span text:style-name="T64"><text:tab/><text:tab/><text:tab/></text:span><text:span text:style-name="T65">f</text:span><text:span text:style-name="T66"><text:s/>=<text:s/></text:span><text:span text:style-name="T67">random</text:span><text:span text:style-name="T68">.nextInt(20) +<text:s/></text:span><text:span text:style-name="T69">f</text:span><text:span text:style-name="T70"><text:s/>+ 1;</text:span></text:p>
      <text:p text:style-name="P4"><text:span text:style-name="T70"><text:tab/><text:tab/><text:tab/></text:span><text:span text:style-name="T71">s</text:span><text:span text:style-name="T72"><text:s/>=<text:s/></text:span><text:span text:style-name="T73">random</text:span><text:span text:style-name="T74">.nextInt(</text:span><text:span text:style-name="T75">f</text:span><text:span text:style-name="T76">-1) + 1;</text:span></text:p>
      <text:p text:style-name="P4"><text:span text:style-name="T76"><text:tab/><text:tab/><text:tab/></text:span><text:span text:style-name="T77">atividades</text:span><text:span text:style-name="T78">[</text:span><text:span text:style-name="T79">i</text:span><text:span text:style-name="T80">] =<text:s/></text:span><text:span text:style-name="T81">new</text:span><text:span text:style-name="T82"><text:s/>Atividade(</text:span><text:span text:style-name="T83">s</text:span><text:span text:style-name="T84">,<text:s/></text:span><text:span text:style-name="T85">f</text:span><text:span text:style-name="T86">);</text:span></text:p>
      <text:p text:style-name="P4"><text:span text:style-name="T86"><text:tab/><text:tab/>}</text:span></text:p>
      <text:p text:style-name="P4"><text:span text:style-name="T86"><text:tab/><text:tab/></text:span><text:span text:style-name="T87">atividades</text:span><text:span text:style-name="T88">[</text:span><text:span text:style-name="T89">n</text:span><text:span text:style-name="T90">+1] =<text:s/></text:span><text:span text:style-name="T91">new</text:span><text:span text:style-name="T92"><text:s/>Atividade(Integer.</text:span><text:span text:style-name="T93">MAX_VALUE</text:span><text:span text:style-name="T94">, Integer.</text:span><text:span text:style-name="T95">MAX_VALUE</text:span><text:span text:style-name="T96">);</text:span></text:p>
      <text:p text:style-name="P4"><text:span text:style-name="T96"><text:tab/><text:tab/></text:span><text:span text:style-name="T97">imprimeAtividades</text:span><text:span text:style-name="T98">(</text:span><text:span text:style-name="T99">atividades</text:span><text:span text:style-name="T100">);</text:span></text:p>
      <text:p text:style-name="P4"><text:span text:style-name="T100"><text:tab/><text:tab/>System.</text:span><text:span text:style-name="T101">out</text:span><text:span text:style-name="T102">.println(</text:span><text:span text:style-name="T103">"Recursivo"</text:span><text:span text:style-name="T104">);</text:span></text:p>
      <text:p text:style-name="P4"><text:span text:style-name="T104"><text:tab/><text:tab/>System.</text:span><text:span text:style-name="T105">out</text:span><text:span text:style-name="T106">.printf(</text:span><text:span text:style-name="T107">"Quantidade: %d\n\n"</text:span><text:span text:style-name="T108">,<text:s/></text:span><text:span text:style-name="T109">selecaoRecursivo</text:span><text:span text:style-name="T110">(</text:span><text:span text:style-name="T111">atividades</text:span><text:span text:style-name="T112">, 0,<text:s/></text:span><text:span text:style-name="T113">n</text:span><text:span text:style-name="T114">+1));</text:span></text:p>
      <text:p text:style-name="P4"><text:span text:style-name="T114"><text:tab/><text:tab/>System.</text:span><text:span text:style-name="T115">out</text:span><text:span text:style-name="T116">.println(</text:span><text:span text:style-name="T117">"Dinamico"</text:span><text:span text:style-name="T118">);</text:span></text:p>
      <text:p text:style-name="P4"><text:span text:style-name="T118"><text:tab/><text:tab/></text:span><text:span text:style-name="T119">selecaoDinamico</text:span><text:span text:style-name="T120">(</text:span><text:span text:style-name="T121">atividades</text:span><text:span text:style-name="T122">);</text:span></text:p>
      <text:p text:style-name="P4"><text:span text:style-name="T122"><text:tab/><text:tab/>System.</text:span><text:span text:style-name="T123">out</text:span><text:span text:style-name="T124">.println(</text:span><text:span text:style-name="T125">"Guloso"</text:span><text:span text:style-name="T126">);</text:span></text:p>
      <text:p text:style-name="P4"><text:span text:style-name="T126"><text:tab/><text:tab/></text:span><text:span text:style-name="T127">selecaoGuloso</text:span><text:span text:style-name="T128">(</text:span><text:span text:style-name="T129">atividades</text:span><text:span text:style-name="T130">);</text:span></text:p>
      <text:p text:style-name="P4"><text:span text:style-name="T130"><text:tab/>}</text:span></text:p>
      <text:p text:style-name="P4"><text:span text:style-name="T131"/></text:p>
      <text:p text:style-name="P4"><text:span text:style-name="T132"><text:tab/></text:span><text:span text:style-name="T133">static</text:span><text:span text:style-name="T134"><text:s/></text:span><text:span text:style-name="T135">int</text:span><text:span text:style-name="T136"><text:s/>selecaoRecursivo(Atividade[]<text:s/></text:span><text:span text:style-name="T137">a</text:span><text:span text:style-name="T138">,<text:s/></text:span><text:span text:style-name="T139">int</text:span><text:span text:style-name="T140"><text:s/></text:span><text:span text:style-name="T141">i</text:span><text:span text:style-name="T142">,<text:s/></text:span><text:span text:style-name="T143">int</text:span><text:span text:style-name="T144"><text:s/></text:span><text:span text:style-name="T145">j</text:span><text:span text:style-name="T146">) {</text:span></text:p>
      <text:p text:style-name="P4"><text:span text:style-name="T146"><text:tab/><text:tab/></text:span><text:span text:style-name="T147">boolean</text:span><text:span text:style-name="T148"><text:s/></text:span><text:span text:style-name="T149">vazio</text:span><text:span text:style-name="T150"><text:s/>=<text:s/></text:span><text:span text:style-name="T151">true</text:span><text:span text:style-name="T152">;</text:span></text:p>
      <text:p text:style-name="P4"><text:span text:style-name="T152"><text:tab/><text:tab/></text:span><text:span text:style-name="T153">for</text:span><text:span text:style-name="T154"><text:s/>(</text:span><text:span text:style-name="T155">int</text:span><text:span text:style-name="T156"><text:s/></text:span><text:span text:style-name="T157">k</text:span><text:span text:style-name="T158"><text:s/>=<text:s/></text:span><text:span text:style-name="T159">i</text:span><text:span text:style-name="T160">+1;<text:s/></text:span><text:span text:style-name="T161">k</text:span><text:span text:style-name="T162"><text:s/>&lt;<text:s/></text:span><text:span text:style-name="T163">j</text:span><text:span text:style-name="T164">;<text:s/></text:span><text:span text:style-name="T165">k</text:span><text:span text:style-name="T166">++) {</text:span></text:p>
      <text:p text:style-name="P4"><text:span text:style-name="T166"><text:tab/><text:tab/><text:tab/></text:span><text:span text:style-name="T167">if</text:span><text:span text:style-name="T168"><text:s/>(</text:span><text:span text:style-name="T169">a</text:span><text:span text:style-name="T170">[</text:span><text:span text:style-name="T171">k</text:span><text:span text:style-name="T172">].</text:span><text:span text:style-name="T173">s</text:span><text:span text:style-name="T174"><text:s/>&gt;=<text:s/></text:span><text:span text:style-name="T175">a</text:span><text:span text:style-name="T176">[</text:span><text:span text:style-name="T177">i</text:span><text:span text:style-name="T178">].</text:span><text:span text:style-name="T179">f</text:span><text:span text:style-name="T180"><text:s/>&amp;&amp;<text:s/></text:span><text:span text:style-name="T181">a</text:span><text:span text:style-name="T182">[</text:span><text:span text:style-name="T183">k</text:span><text:span text:style-name="T184">].</text:span><text:span text:style-name="T185">f</text:span><text:span text:style-name="T186"><text:s/>&lt;=<text:s/></text:span><text:span text:style-name="T187">a</text:span><text:span text:style-name="T188">[</text:span><text:span text:style-name="T189">j</text:span><text:span text:style-name="T190">].</text:span><text:span text:style-name="T191">s</text:span><text:span text:style-name="T192">) {</text:span></text:p>
      <text:p text:style-name="P4"><text:span text:style-name="T192"><text:tab/><text:tab/><text:tab/><text:tab/></text:span><text:span text:style-name="T193">vazio</text:span><text:span text:style-name="T194"><text:s/>=<text:s/></text:span><text:span text:style-name="T195">false</text:span><text:span text:style-name="T196">;</text:span></text:p>
      <text:p text:style-name="P4"><text:span text:style-name="T196"><text:tab/><text:tab/><text:tab/>}</text:span></text:p>
      <text:p text:style-name="P4"><text:span text:style-name="T196"><text:tab/><text:tab/>}</text:span></text:p>
      <text:p text:style-name="P4"><text:span text:style-name="T196"><text:tab/><text:tab/></text:span><text:span text:style-name="T197">if</text:span><text:span text:style-name="T198"><text:s/>(!<text:s/></text:span><text:span text:style-name="T199">vazio</text:span><text:span text:style-name="T200">) {</text:span></text:p>
      <text:p text:style-name="P4"><text:span text:style-name="T200"><text:tab/><text:tab/><text:tab/></text:span><text:span text:style-name="T201">int</text:span><text:span text:style-name="T202"><text:s/></text:span><text:span text:style-name="T203">qMax</text:span><text:span text:style-name="T204"><text:s/>= 0;</text:span></text:p>
      <text:p text:style-name="P4"><text:span text:style-name="T204"><text:tab/><text:tab/><text:tab/></text:span><text:span text:style-name="T205">for</text:span><text:span text:style-name="T206"><text:s/>(</text:span><text:span text:style-name="T207">int</text:span><text:span text:style-name="T208"><text:s/></text:span><text:span text:style-name="T209">k</text:span><text:span text:style-name="T210"><text:s/>=<text:s/></text:span><text:span text:style-name="T211">i</text:span><text:span text:style-name="T212">+1;<text:s/></text:span><text:span text:style-name="T213">k</text:span><text:span text:style-name="T214"><text:s/>&lt;<text:s/></text:span><text:span text:style-name="T215">j</text:span><text:span text:style-name="T216">;<text:s/></text:span><text:span text:style-name="T217">k</text:span><text:span text:style-name="T218">++) {</text:span></text:p>
      <text:p text:style-name="P4"><text:span text:style-name="T218"><text:tab/><text:tab/><text:tab/><text:tab/></text:span><text:span text:style-name="T219">if</text:span><text:span text:style-name="T220"><text:s/>(</text:span><text:span text:style-name="T221">a</text:span><text:span text:style-name="T222">[</text:span><text:span text:style-name="T223">k</text:span><text:span text:style-name="T224">].</text:span><text:span text:style-name="T225">s</text:span><text:span text:style-name="T226"><text:s/>&gt;=<text:s/></text:span><text:span text:style-name="T227">a</text:span><text:span text:style-name="T228">[</text:span><text:span text:style-name="T229">i</text:span><text:span text:style-name="T230">].</text:span><text:span text:style-name="T231">f</text:span><text:span text:style-name="T232"><text:s/>&amp;&amp;<text:s/></text:span><text:span text:style-name="T233">a</text:span><text:span text:style-name="T234">[</text:span><text:span text:style-name="T235">k</text:span><text:span text:style-name="T236">].</text:span><text:span text:style-name="T237">f</text:span><text:span text:style-name="T238"><text:s/>&lt;=<text:s/></text:span><text:span text:style-name="T239">a</text:span><text:span text:style-name="T240">[</text:span><text:span text:style-name="T241">j</text:span><text:span text:style-name="T242">].</text:span><text:span text:style-name="T243">s</text:span><text:span text:style-name="T244">) {</text:span></text:p>
      <text:p text:style-name="P4"><text:span text:style-name="T244"><text:tab/><text:tab/><text:tab/><text:tab/><text:tab/></text:span><text:span text:style-name="T245">int</text:span><text:span text:style-name="T246"><text:s/></text:span><text:span text:style-name="T247">q</text:span><text:span text:style-name="T248"><text:s/>=<text:s/></text:span><text:span text:style-name="T249">selecaoRecursivo</text:span><text:span text:style-name="T250">(</text:span><text:span text:style-name="T251">a</text:span><text:span text:style-name="T252">,<text:s/></text:span><text:span text:style-name="T253">i</text:span><text:span text:style-name="T254">,<text:s/></text:span><text:span text:style-name="T255">k</text:span><text:span text:style-name="T256">) +<text:s/></text:span><text:span text:style-name="T257">selecaoRecursivo</text:span><text:span text:style-name="T258">(</text:span><text:span text:style-name="T259">a</text:span><text:span text:style-name="T260">,<text:s/></text:span><text:span text:style-name="T261">k</text:span><text:span text:style-name="T262">,<text:s/></text:span><text:span text:style-name="T263">j</text:span><text:span text:style-name="T264">) + 1;</text:span></text:p>
      <text:p text:style-name="P4"><text:span text:style-name="T264"><text:tab/><text:tab/><text:tab/><text:tab/><text:tab/></text:span><text:span text:style-name="T265">if</text:span><text:span text:style-name="T266"><text:s/>(</text:span><text:span text:style-name="T267">q</text:span><text:span text:style-name="T268"><text:s/>&gt;<text:s/></text:span><text:span text:style-name="T269">qMax</text:span><text:span text:style-name="T270">) {</text:span></text:p>
      <text:p text:style-name="P4"><text:span text:style-name="T270"><text:tab/><text:tab/><text:tab/><text:tab/><text:tab/><text:tab/></text:span><text:span text:style-name="T271">qMax</text:span><text:span text:style-name="T272"><text:s/>=<text:s/></text:span><text:span text:style-name="T273">q</text:span><text:span text:style-name="T274">;</text:span></text:p>
      <text:p text:style-name="P4"><text:span text:style-name="T274"><text:tab/><text:tab/><text:tab/><text:tab/><text:tab/>}</text:span></text:p>
      <text:p text:style-name="P4"><text:span text:style-name="T274"><text:tab/><text:tab/><text:tab/><text:tab/>}</text:span></text:p>
      <text:p text:style-name="P4"><text:span text:style-name="T274"><text:tab/><text:tab/><text:tab/>}</text:span></text:p>
      <text:p text:style-name="P4"><text:span text:style-name="T274"><text:tab/><text:tab/><text:tab/></text:span><text:span text:style-name="T275">return</text:span><text:span text:style-name="T276"><text:s/></text:span><text:span text:style-name="T277">qMax</text:span><text:span text:style-name="T278">;</text:span></text:p>
      <text:p text:style-name="P4"><text:span text:style-name="T278"><text:tab/><text:tab/>}</text:span></text:p>
      <text:p text:style-name="P4"><text:span text:style-name="T278"><text:tab/><text:tab/></text:span><text:span text:style-name="T279">return</text:span><text:span text:style-name="T280"><text:s/>0;</text:span></text:p>
      <text:p text:style-name="P4"><text:span text:style-name="T280"><text:tab/>}</text:span></text:p>
      <text:p text:style-name="P4"><text:span text:style-name="T281"/></text:p>
      <text:p text:style-name="P4"><text:span text:style-name="T282"><text:tab/></text:span><text:span text:style-name="T283">static</text:span><text:span text:style-name="T284"><text:s/></text:span><text:span text:style-name="T285">void</text:span><text:span text:style-name="T286"><text:s/>selecaoDinamico (Atividade[]<text:s/></text:span><text:span text:style-name="T287">a</text:span><text:span text:style-name="T288">) {</text:span></text:p>
      <text:p text:style-name="P4"><text:span text:style-name="T288"><text:tab/><text:tab/></text:span><text:span text:style-name="T289">int</text:span><text:span text:style-name="T290">[][]<text:s/></text:span><text:span text:style-name="T291">c</text:span><text:span text:style-name="T292"><text:s/>=<text:s/></text:span><text:span text:style-name="T293">new</text:span><text:span text:style-name="T294"><text:s/></text:span><text:span text:style-name="T295">int</text:span><text:span text:style-name="T296">[</text:span><text:span text:style-name="T297">a</text:span><text:span text:style-name="T298">.</text:span><text:span text:style-name="T299">length</text:span><text:span text:style-name="T300">][</text:span><text:span text:style-name="T301">a</text:span><text:span text:style-name="T302">.</text:span><text:span text:style-name="T303">length</text:span><text:span text:style-name="T304">];</text:span></text:p>
      <text:p text:style-name="P4"><text:span text:style-name="T304"><text:tab/><text:tab/></text:span><text:span text:style-name="T305">int</text:span><text:span text:style-name="T306">[][]<text:s/></text:span><text:span text:style-name="T307">s</text:span><text:span text:style-name="T308"><text:s/>=<text:s/></text:span><text:span text:style-name="T309">new</text:span><text:span text:style-name="T310"><text:s/></text:span><text:span text:style-name="T311">int</text:span><text:span text:style-name="T312">[</text:span><text:span text:style-name="T313">a</text:span><text:span text:style-name="T314">.</text:span><text:span text:style-name="T315">length</text:span><text:span text:style-name="T316">][</text:span><text:span text:style-name="T317">a</text:span><text:span text:style-name="T318">.</text:span><text:span text:style-name="T319">length</text:span><text:span text:style-name="T320">];</text:span></text:p>
      <text:p text:style-name="P4"><text:span text:style-name="T320"><text:tab/><text:tab/></text:span><text:span text:style-name="T321">//to do</text:span></text:p>
      <text:p text:style-name="P4"><text:span text:style-name="T322"><text:tab/><text:tab/></text:span><text:span text:style-name="T323">impressaoDinamico</text:span><text:span text:style-name="T324">(</text:span><text:span text:style-name="T325">s</text:span><text:span text:style-name="T326">, 0,<text:s/></text:span><text:span text:style-name="T327">n</text:span><text:span text:style-name="T328">+1);</text:span></text:p>
      <text:p text:style-name="P4"><text:span text:style-name="T328"><text:tab/><text:tab/>System.</text:span><text:span text:style-name="T329">out</text:span><text:span text:style-name="T330">.println();</text:span></text:p>
      <text:p text:style-name="P4"><text:span text:style-name="T330"><text:tab/>}</text:span></text:p>
      <text:p text:style-name="P4"><text:span text:style-name="T331"/></text:p>
      <text:p text:style-name="P4"><text:span text:style-name="T332"><text:tab/></text:span><text:span text:style-name="T333">static</text:span><text:span text:style-name="T334"><text:s/></text:span><text:span text:style-name="T335">void</text:span><text:span text:style-name="T336"><text:s/>impressaoDinamico (</text:span><text:span text:style-name="T337">int</text:span><text:span text:style-name="T338">[][]<text:s/></text:span><text:span text:style-name="T339">s</text:span><text:span text:style-name="T340">,<text:s/></text:span><text:span text:style-name="T341">int</text:span><text:span text:style-name="T342"><text:s/></text:span><text:span text:style-name="T343">i</text:span><text:span text:style-name="T344">,<text:s/></text:span><text:span text:style-name="T345">int</text:span><text:span text:style-name="T346"><text:s/></text:span><text:span text:style-name="T347">j</text:span><text:span text:style-name="T348">) {</text:span></text:p>
      <text:p text:style-name="P4"><text:span text:style-name="T348"><text:tab/><text:tab/></text:span><text:span text:style-name="T349">//to do</text:span></text:p>
      <text:p text:style-name="P4"><text:span text:style-name="T350"><text:tab/>}</text:span></text:p>
      <text:p text:style-name="P4"><text:span text:style-name="T350"><text:tab/></text:span></text:p>
      <text:p text:style-name="P4"><text:span text:style-name="T350"><text:tab/></text:span><text:span text:style-name="T351">static</text:span><text:span text:style-name="T352"><text:s/></text:span><text:span text:style-name="T353">void</text:span><text:span text:style-name="T354"><text:s/>selecaoGuloso (Atividade[]<text:s/></text:span><text:span text:style-name="T355">a</text:span><text:span text:style-name="T356">) {</text:span></text:p>
      <text:p text:style-name="P4"><text:span text:style-name="T356"><text:tab/><text:tab/></text:span><text:span text:style-name="T357">//to do</text:span></text:p>
      <text:p text:style-name="P4"><text:span text:style-name="T358"><text:tab/>}</text:span></text:p>
      <text:p text:style-name="P4"><text:span text:style-name="T359"/></text:p>
      <text:p text:style-name="P4"><text:span text:style-name="T360"><text:tab/></text:span><text:span text:style-name="T361">static</text:span><text:span text:style-name="T362"><text:s/></text:span><text:span text:style-name="T363">void</text:span><text:span text:style-name="T364"><text:s/>imprimeAtividades (Atividade[]<text:s/></text:span><text:span text:style-name="T365">a</text:span><text:span text:style-name="T366">) {</text:span></text:p>
      <text:p text:style-name="P4"><text:span text:style-name="T366"><text:tab/><text:tab/></text:span><text:span text:style-name="T367">for</text:span><text:span text:style-name="T368"><text:s/>(</text:span><text:span text:style-name="T369">int</text:span><text:span text:style-name="T370"><text:s/></text:span><text:span text:style-name="T371">i</text:span><text:span text:style-name="T372"><text:s/>= 0;<text:s/></text:span><text:span text:style-name="T373">i</text:span><text:span text:style-name="T374"><text:s/>&lt;<text:s/></text:span><text:span text:style-name="T375">a</text:span><text:span text:style-name="T376">.</text:span><text:span text:style-name="T377">length</text:span><text:span text:style-name="T378">;<text:s/></text:span><text:span text:style-name="T379">i</text:span><text:span text:style-name="T380">++) {</text:span></text:p>
      <text:p text:style-name="P4"><text:span text:style-name="T380"><text:tab/><text:tab/><text:tab/>System.</text:span><text:span text:style-name="T381">out</text:span><text:span text:style-name="T382">.printf(</text:span><text:span text:style-name="T383">"%d\t%d\n"</text:span><text:span text:style-name="T384">,<text:s/></text:span><text:span text:style-name="T385">a</text:span><text:span text:style-name="T386">[</text:span><text:span text:style-name="T387">i</text:span><text:span text:style-name="T388">].</text:span><text:span text:style-name="T389">s</text:span><text:span text:style-name="T390">,<text:s/></text:span><text:span text:style-name="T391">a</text:span><text:span text:style-name="T392">[</text:span><text:span text:style-name="T393">i</text:span><text:span text:style-name="T394">].</text:span><text:span text:style-name="T395">f</text:span><text:span text:style-name="T396">);</text:span></text:p>
      <text:p text:style-name="P4"><text:span text:style-name="T396"><text:tab/><text:tab/>}</text:span></text:p>
      <text:p text:style-name="P4"><text:span text:style-name="T396"><text:tab/>}<text:tab/></text:span></text:p>
      <text:p text:style-name="P4"><text:span text:style-name="T396">}</text:span></text:p>
      <text:p text:style-name="P5"><text:span text:style-name="T397"/></text:p>
      <text:p text:style-name="P5"><text:span text:style-name="T397"/></text:p>
      <text:p text:style-name="P5"><text:span text:style-name="T398">Passo 2:</text:span><text:span text:style-name="T399"><text:s/>Considere o problema da seleção de atividades que, dado um conjunto de<text:s/></text:span><text:span text:style-name="T400">n</text:span><text:span text:style-name="T401"><text:s/>atividades ordenadas pelo tempo de término, determina um subconjunto máximo de atividades compatíveis. Faça uma implementação em programação dinâmica para o problema, onde as matrizes<text:s/></text:span><text:span text:style-name="T402">c</text:span><text:span text:style-name="T403">[</text:span><text:span text:style-name="T404">i, j</text:span><text:span text:style-name="T405">] e<text:s/></text:span><text:span text:style-name="T406">s</text:span><text:span text:style-name="T407">[</text:span><text:span text:style-name="T408">i, j</text:span><text:span text:style-name="T409">] são utilizadas, respectivamente, para armazenar a quantidade de atividades compatíveis e a atividade escolhida ao se resolver o subproblema<text:s/></text:span><text:span text:style-name="T410">i, j</text:span><text:span text:style-name="T411">.</text:span></text:p>
      <text:p text:style-name="P5"><text:span text:style-name="T411"/></text:p>
      <text:p text:style-name="P5"><text:span text:style-name="T411"><text:tab/></text:span><text:span text:style-name="T412">R:</text:span></text:p>
      <text:p text:style-name="P6"><draw:frame text:anchor-type="as-char" svg:width="111.65mm" svg:height="103.19mm" style:rel-width="scale" style:rel-height="scale"><draw:object-ole xlink:href="OleObj1"/><draw:image xlink:href="ObjectReplacements/OleObj1"/></draw:frame><text:span text:style-name="T412"/></text:p>
      <text:p text:style-name="P7"><text:span text:style-name="T412"/></text:p>
      <text:p text:style-name="P7"><text:span text:style-name="T413"/></text:p>
      <text:p text:style-name="P7"><text:span text:style-name="T414">Passo 4:</text:span><text:span text:style-name="T415"><text:s/>Faça uma implementação recursiva para imprimir as atividades selecionadas na implementação em programação dinâmica.</text:span></text:p>
      <text:p text:style-name="P7"><text:span text:style-name="T415"/></text:p>
      <text:p text:style-name="P7"><text:span text:style-name="T415"><text:tab/></text:span><text:span text:style-name="T416">R:</text:span></text:p>
      <text:p text:style-name="P8"><draw:frame text:anchor-type="as-char" svg:width="133.35mm" svg:height="40.22mm" style:rel-width="scale" style:rel-height="scale"><draw:object-ole xlink:href="OleObj2"/><draw:image xlink:href="ObjectReplacements/OleObj2"/></draw:frame><text:span text:style-name="T416"/></text:p>
      <text:p text:style-name="P9"><text:span text:style-name="T416"/></text:p>
      <text:p text:style-name="P9"><text:span text:style-name="T417"/></text:p>
      <text:p text:style-name="P9"><text:span text:style-name="T418">Passo 5:</text:span><text:span text:style-name="T419"><text:s/>Faça uma implementação de um algoritmo guloso para o problema, imprimindo as atividades selecionadas.</text:span></text:p>
      <text:p text:style-name="P9"><text:span text:style-name="T419"/></text:p>
      <text:p text:style-name="P9"><text:span text:style-name="T420"><text:tab/>R:</text:span></text:p>
      <text:p text:style-name="P10"><draw:frame text:anchor-type="as-char" svg:width="102.13mm" svg:height="44.98mm" style:rel-width="scale" style:rel-height="scale"><draw:object-ole xlink:href="OleObj3"/><draw:image xlink:href="ObjectReplacements/OleObj3"/></draw:frame><text:span text:style-name="T420"/></text:p>
      <text:p text:style-name="P11"><text:span text:style-name="T421"/></text:p>
      <text:p text:style-name="P11"><text:span text:style-name="T422"/></text:p>
      <text:p text:style-name="P11"><text:span text:style-name="T423">Passo 6:</text:span><text:span text:style-name="T424"><text:s/>O que acontece com a execução do programa a quantidade de atividades seja mudada para 100? Explique porque o programa se comporta desta maneira, enfocando a complexidade dos algoritmos.</text:span></text:p>
      <text:p text:style-name="P11"><text:span text:style-name="T424"/></text:p>
      <text:p text:style-name="P11"><text:span text:style-name="T425"><text:tab/>R: O<text:s/></text:span><text:span text:style-name="T426">algoritmo recurso</text:span><text:span text:style-name="T427"><text:s/>é extremamente lento pois a cada iteração do `k`<text:s/></text:span><text:span text:style-name="T428">é chamado a recursão, executando novamente o for. Fazendo com que o número de recursões aumente muito de acordo com o 'n'. A sua complexidade é algo parecido com exponencial.</text:span></text:p>
      <text:p text:style-name="P11"><text:span text:style-name="T429"/></text:p>
      <text:p text:style-name="P11"><text:span text:style-name="T429"><text:tab/>O algoritmo por<text:s/></text:span><text:span text:style-name="T430">programa</text:span><text:span text:style-name="T431">ção dinâmica</text:span><text:span text:style-name="T432"><text:s/>é em torno de O(3n), sendo mais rápido que o algoritmo recursivo em termos computacionais.</text:span></text:p>
      <text:p text:style-name="P11"><text:span text:style-name="T432"/></text:p>
      <text:p text:style-name="P11"><text:span text:style-name="T432"><text:tab/>O algoritmo<text:s/></text:span><text:span text:style-name="T433">guloso</text:span><text:span text:style-name="T434"><text:s/>tem complexidade de Teta(n), porém, sua solução é viavel, mas nem sempre é a ótima, diferentemente do outros dois algoritmos vistos nesse exercicio.</text:span><text:span text:style-name="T435"/></text:p>
      <text:p text:style-name="P11"><text:span text:style-name="T4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